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r6" style:family="presentation" style:parent-style-name="One_20_Column-title">
      <style:graphic-properties draw:auto-grow-height="true" fo:min-height="1.8cm"/>
      <style:paragraph-properties style:writing-mode="lr-tb"/>
    </style:style>
    <style:style style:name="pr7" style:family="presentation" style:parent-style-name="One_20_Column-outline1">
      <style:graphic-properties fo:min-height="8.884cm"/>
      <style:paragraph-properties style:writing-mode="lr-tb"/>
    </style:style>
    <style:style style:name="pr8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Info stage by Depasse Sylvai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RGPD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GPD est mentionné partout, du moins dans beaucoup d’offres en rapport ou non avec la cyber sécurité. </text:p>
              </text:list-item>
              <text:list-item>
                <text:p><text:a xlink:href="https://atelier-rgpd.cnil.fr/login/index.php" xlink:type="simple">https://atelier-rgpd.cnil.fr/login/index.php</text:a></text:p>
              </text:list-item>
              <text:list-item>
                <text:p>Assez long, mais sectionnés en 5 modules.</text:p>
              </text:list-item>
              <text:list-item>
                <text:p>Gratuit, bien présenté.</text:p>
              </text:list-item>
              <text:list-item>
                <text:p>Il est en .fr , quelques subtilités sont différentes tout en restant sur une même base.</text:p>
                <text:list>
                  <text:list-item>
                    <text:p>Ex : Age de consentement FR:15ans/BE:13a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Computer Telecom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issions en touts genres </text:p>
              </text:list-item>
              <text:list-item>
                <text:p>Ouvert aux stages, moyennement au long terme mais fait partie du groupe easi, peut servir de tremplin</text:p>
              </text:list-item>
              <text:list-item>
                <text:p>La Louvière</text:p>
              </text:list-item>
              <text:list-item>
                <text:p><text:a xlink:href="https://www.computertelecom.be/jobs" xlink:type="simple">https://www.computertelecom.be/jobs</text:a></text:p>
              </text:list-item>
              <text:list-item>
                <text:p>Manager : Ismael Hammadi</text:p>
              </text:list-item>
              <text:list-item>
                <text:p>E-mail : recrutement@computertelecom.b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Protection Unit ou.. Vision Unit !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Conception, maintenance et monitoring.</text:p>
              </text:list-item>
              <text:list-item>
                <text:p>Ouvert aux stages, recherche 3 profiles IT afin d’agrandir leur équipe</text:p>
              </text:list-item>
              <text:list-item>
                <text:p>https://vision.protectionunit.com</text:p>
              </text:list-item>
              <text:list-item>
                <text:p>Saint Georges</text:p>
              </text:list-item>
              <text:list-item>
                <text:p>Manager : Franck Restivo</text:p>
              </text:list-item>
              <text:list-item>
                <text:p>E-mail : f.restivo@protectionunit.co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Computer Land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mplifier l’IT de ses clients en les accompagnant dans leur transformation digitale. </text:p>
              </text:list-item>
              <text:list-item>
                <text:p text:style-name="P4">Ouvert aux stages</text:p>
              </text:list-item>
              <text:list-item>
                <text:p text:style-name="P4">Belgique (Alleur, Gosselies), Luxembourg</text:p>
              </text:list-item>
              <text:list-item>
                <text:p text:style-name="P4"><text:a xlink:href="https://www.computerland.be/jobs/Stagiaire" xlink:type="simple">https://www.computerland.be/jobs/Stagiaire</text:a></text:p>
              </text:list-item>
              <text:list-item>
                <text:p text:style-name="P4">R.H. : <text:s/>Véronique Beauve</text:p>
              </text:list-item>
              <text:list-item>
                <text:p text:style-name="P4">E-mail : <text:s/>veronique.beauve@computerland.b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/>At All Networks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réation en tout genre, sensibilisation et formation à la cyber sécurité.</text:p>
              </text:list-item>
              <text:list-item>
                <text:p><text:a xlink:href="https://www.atallnetworks.be/serious-gaming/" xlink:type="simple">https://www.atallnetworks.be/serious-gaming/</text:a></text:p>
              </text:list-item>
              <text:list-item>
                <text:p>Ouvert aux stages </text:p>
              </text:list-item>
              <text:list-item>
                <text:p>Namur</text:p>
              </text:list-item>
              <text:list-item>
                <text:p>Manager : Philippe Mathay</text:p>
              </text:list-item>
              <text:list-item>
                <text:p>E-mail : philippe.mathay@allnetworks.co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Damne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e la maintenance de vos infrastructures informatiques à la mise en place d’un Cloud, en passant par la réalisation d’audits.</text:p>
              </text:list-item>
              <text:list-item>
                <text:p>Ouvert aux stages </text:p>
              </text:list-item>
              <text:list-item>
                <text:p>Namur </text:p>
              </text:list-item>
              <text:list-item>
                <text:p><text:a xlink:href="https://www.damnet.coop/" xlink:type="simple">https://www.damnet.coop/</text:a></text:p>
              </text:list-item>
              <text:list-item>
                <text:p>E-mail : info@damnet.coo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NRB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Missions diverses </text:p>
              </text:list-item>
              <text:list-item>
                <text:p>Ouvert aux stages </text:p>
              </text:list-item>
              <text:list-item>
                <text:p>Herstal, Heverlee et Bruxelles</text:p>
              </text:list-item>
              <text:list-item>
                <text:p><text:a xlink:href="https://nrbcareers.com/" xlink:type="simple">https://nrbcareers.com/</text:a></text:p>
              </text:list-item>
              <text:list-item>
                <text:p>E-mail : info@nrb.b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Konvert Interim Mon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’est une intérim donc de tout dans de nombreux domaines</text:p>
              </text:list-item>
              <text:list-item>
                <text:p>Mission IT prévue pour janvier </text:p>
              </text:list-item>
              <text:list-item>
                <text:p>Région de M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é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é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2T00:22:03.789000000</meta:creation-date>
    <meta:editing-duration>PT1H8M55S</meta:editing-duration>
    <meta:editing-cycles>4</meta:editing-cycles>
    <meta:generator>LibreOffice/7.4.0.3$Windows_X86_64 LibreOffice_project/f85e47c08ddd19c015c0114a68350214f7066f5a</meta:generator>
    <dc:title>Portfolio</dc:title>
    <dc:date>2022-10-12T11:22:45.247000000</dc:date>
    <meta:document-statistic meta:object-count="92"/>
  </office:meta>
</office:document-meta>
</file>